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281a8c" officeooo:paragraph-rsid="00281a8c"/>
    </style:style>
    <style:style style:name="P2" style:family="paragraph" style:parent-style-name="Subtitle">
      <style:text-properties officeooo:rsid="001a71cb" officeooo:paragraph-rsid="001a71cb"/>
    </style:style>
    <style:style style:name="P3" style:family="paragraph" style:parent-style-name="Text_20_body">
      <style:text-properties officeooo:rsid="000e4309" officeooo:paragraph-rsid="000e4309"/>
    </style:style>
    <style:style style:name="P4" style:family="paragraph" style:parent-style-name="Text_20_body">
      <style:text-properties officeooo:paragraph-rsid="000fa5e1"/>
    </style:style>
    <style:style style:name="P5" style:family="paragraph" style:parent-style-name="Text_20_body">
      <style:text-properties officeooo:rsid="001a71cb" officeooo:paragraph-rsid="001a71cb"/>
    </style:style>
    <style:style style:name="P6" style:family="paragraph" style:parent-style-name="Text_20_body">
      <style:text-properties officeooo:rsid="001d464a" officeooo:paragraph-rsid="001d464a"/>
    </style:style>
    <style:style style:name="P7" style:family="paragraph" style:parent-style-name="Text_20_body">
      <style:text-properties officeooo:paragraph-rsid="001dc8ad"/>
    </style:style>
    <style:style style:name="P8" style:family="paragraph" style:parent-style-name="Text_20_body">
      <style:text-properties officeooo:rsid="001ee994" officeooo:paragraph-rsid="001ee994"/>
    </style:style>
    <style:style style:name="P9" style:family="paragraph" style:parent-style-name="Text_20_body">
      <style:text-properties officeooo:paragraph-rsid="001ee994"/>
    </style:style>
    <style:style style:name="P10" style:family="paragraph" style:parent-style-name="Text_20_body">
      <style:text-properties officeooo:rsid="00202f53" officeooo:paragraph-rsid="001ee994"/>
    </style:style>
    <style:style style:name="P11" style:family="paragraph" style:parent-style-name="Text_20_body">
      <style:text-properties officeooo:rsid="00202f53" officeooo:paragraph-rsid="00202f53"/>
    </style:style>
    <style:style style:name="P12" style:family="paragraph" style:parent-style-name="Text_20_body">
      <style:text-properties officeooo:rsid="00219bb7" officeooo:paragraph-rsid="00219bb7"/>
    </style:style>
    <style:style style:name="P13" style:family="paragraph" style:parent-style-name="Text_20_body">
      <style:text-properties officeooo:rsid="0021e41c" officeooo:paragraph-rsid="0021e41c"/>
    </style:style>
    <style:style style:name="P14" style:family="paragraph" style:parent-style-name="Text_20_body">
      <style:text-properties officeooo:rsid="00237578" officeooo:paragraph-rsid="00237578"/>
    </style:style>
    <style:style style:name="P15" style:family="paragraph" style:parent-style-name="Text_20_body">
      <style:text-properties officeooo:rsid="00257b9b" officeooo:paragraph-rsid="00257b9b"/>
    </style:style>
    <style:style style:name="P16" style:family="paragraph" style:parent-style-name="Text_20_body">
      <style:text-properties officeooo:rsid="002582bf" officeooo:paragraph-rsid="002582bf"/>
    </style:style>
    <style:style style:name="P17" style:family="paragraph" style:parent-style-name="Text_20_body">
      <style:text-properties officeooo:rsid="002c1adf" officeooo:paragraph-rsid="002c1adf"/>
    </style:style>
    <style:style style:name="P18" style:family="paragraph" style:parent-style-name="Text_20_body">
      <style:text-properties officeooo:rsid="002e0eca" officeooo:paragraph-rsid="002e0eca"/>
    </style:style>
    <style:style style:name="P19" style:family="paragraph" style:parent-style-name="Text_20_body">
      <style:text-properties officeooo:rsid="002e3097" officeooo:paragraph-rsid="002e3097"/>
    </style:style>
    <style:style style:name="P20" style:family="paragraph" style:parent-style-name="Text_20_body">
      <style:text-properties officeooo:rsid="002a4110" officeooo:paragraph-rsid="002a4110"/>
    </style:style>
    <style:style style:name="P21" style:family="paragraph" style:parent-style-name="Text_20_body">
      <style:text-properties officeooo:rsid="000d7ba2" officeooo:paragraph-rsid="000d7ba2"/>
    </style:style>
    <style:style style:name="P22" style:family="paragraph" style:parent-style-name="Text_20_body">
      <style:text-properties officeooo:rsid="000d7ba2" officeooo:paragraph-rsid="003111a6"/>
    </style:style>
    <style:style style:name="P23" style:family="paragraph" style:parent-style-name="Text_20_body">
      <style:text-properties officeooo:rsid="000fa5e1" officeooo:paragraph-rsid="000fa5e1"/>
    </style:style>
    <style:style style:name="P24" style:family="paragraph" style:parent-style-name="Text_20_body">
      <style:text-properties fo:language="it" fo:country="IT" fo:font-weight="normal" officeooo:rsid="00117db5" officeooo:paragraph-rsid="001ee994" style:font-weight-asian="normal" style:font-weight-complex="normal"/>
    </style:style>
    <style:style style:name="P25" style:family="paragraph" style:parent-style-name="Text_20_body">
      <style:text-properties fo:language="it" fo:country="IT" fo:font-weight="normal" officeooo:rsid="0014618c" officeooo:paragraph-rsid="001dc8ad" style:font-weight-asian="normal" style:font-weight-complex="normal"/>
    </style:style>
    <style:style style:name="P26" style:family="paragraph" style:parent-style-name="Text_20_body">
      <style:text-properties officeooo:rsid="00179483" officeooo:paragraph-rsid="00179483"/>
    </style:style>
    <style:style style:name="P27" style:family="paragraph" style:parent-style-name="Text_20_body">
      <style:text-properties officeooo:paragraph-rsid="000d7ba2"/>
    </style:style>
    <style:style style:name="P28" style:family="paragraph" style:parent-style-name="Text_20_body">
      <style:text-properties officeooo:rsid="00329b8f" officeooo:paragraph-rsid="00329b8f"/>
    </style:style>
    <style:style style:name="P29" style:family="paragraph" style:parent-style-name="Title">
      <style:text-properties officeooo:rsid="001a71cb" officeooo:paragraph-rsid="001a71cb"/>
    </style:style>
    <style:style style:name="P30" style:family="paragraph" style:parent-style-name="Heading_20_1">
      <style:text-properties style:font-name="Liberation Sans" fo:font-size="18.2000007629395pt" fo:font-weight="bold" officeooo:rsid="000d7ba2" officeooo:paragraph-rsid="000d7ba2" style:font-name-asian="Droid Sans Fallback" style:font-size-asian="18.2000007629395pt" style:font-weight-asian="bold" style:font-name-complex="Droid Sans Devanagari" style:font-size-complex="18.2000007629395pt" style:font-weight-complex="bold"/>
    </style:style>
    <style:style style:name="P31" style:family="paragraph" style:parent-style-name="Heading_20_1">
      <style:text-properties officeooo:rsid="000d7ba2" officeooo:paragraph-rsid="000d7ba2"/>
    </style:style>
    <style:style style:name="P32" style:family="paragraph" style:parent-style-name="Heading_20_1">
      <style:text-properties officeooo:rsid="0021e41c" officeooo:paragraph-rsid="0021e41c"/>
    </style:style>
    <style:style style:name="P33" style:family="paragraph" style:parent-style-name="Heading_20_1">
      <style:text-properties officeooo:rsid="001ee994" officeooo:paragraph-rsid="001ee994"/>
    </style:style>
    <style:style style:name="P34" style:family="paragraph" style:parent-style-name="Heading_20_2">
      <style:text-properties officeooo:rsid="000d7ba2" officeooo:paragraph-rsid="000d7ba2"/>
    </style:style>
    <style:style style:name="P35" style:family="paragraph" style:parent-style-name="Heading_20_2">
      <style:text-properties officeooo:rsid="00329b8f" officeooo:paragraph-rsid="00329b8f"/>
    </style:style>
    <style:style style:name="P36" style:family="paragraph" style:parent-style-name="Heading_20_2">
      <style:text-properties officeooo:rsid="00219bb7" officeooo:paragraph-rsid="00219bb7"/>
    </style:style>
    <style:style style:name="P37" style:family="paragraph" style:parent-style-name="Heading_20_3">
      <style:text-properties officeooo:rsid="001d464a" officeooo:paragraph-rsid="001d464a"/>
    </style:style>
    <style:style style:name="P38" style:family="paragraph" style:parent-style-name="Heading_20_3">
      <style:text-properties officeooo:rsid="001c5216" officeooo:paragraph-rsid="001d464a"/>
    </style:style>
    <style:style style:name="P39" style:family="paragraph" style:parent-style-name="Heading_20_3">
      <style:text-properties officeooo:paragraph-rsid="002a4110"/>
    </style:style>
    <style:style style:name="P40" style:family="paragraph" style:parent-style-name="Heading_20_3">
      <style:text-properties officeooo:rsid="002e0eca" officeooo:paragraph-rsid="002e0eca"/>
    </style:style>
    <style:style style:name="P41" style:family="paragraph" style:parent-style-name="Heading_20_3">
      <style:text-properties officeooo:rsid="00219bb7" officeooo:paragraph-rsid="00219bb7"/>
    </style:style>
    <style:style style:name="P42" style:family="paragraph" style:parent-style-name="Heading_20_3">
      <style:text-properties officeooo:rsid="0021e41c" officeooo:paragraph-rsid="0021e41c"/>
    </style:style>
    <style:style style:name="P43" style:family="paragraph" style:parent-style-name="Heading_20_3">
      <style:text-properties officeooo:rsid="00257b9b" officeooo:paragraph-rsid="00257b9b"/>
    </style:style>
    <style:style style:name="P44" style:family="paragraph" style:parent-style-name="Heading_20_3">
      <style:text-properties officeooo:rsid="002582bf" officeooo:paragraph-rsid="002582bf"/>
    </style:style>
    <style:style style:name="P45" style:family="paragraph" style:parent-style-name="Heading_20_3">
      <style:text-properties officeooo:rsid="001ee994" officeooo:paragraph-rsid="001ee994"/>
    </style:style>
    <style:style style:name="P46" style:family="paragraph" style:parent-style-name="Heading_20_3">
      <style:text-properties fo:font-weight="bold" officeooo:paragraph-rsid="001ee994" style:font-weight-asian="bold" style:font-weight-complex="bold"/>
    </style:style>
    <style:style style:name="P47" style:family="paragraph" style:parent-style-name="Heading_20_3">
      <style:text-properties officeooo:rsid="00117db5" officeooo:paragraph-rsid="00117db5"/>
    </style:style>
    <style:style style:name="P48" style:family="paragraph" style:parent-style-name="Heading_20_3">
      <style:text-properties officeooo:rsid="0015678b" officeooo:paragraph-rsid="0015678b"/>
    </style:style>
    <style:style style:name="P49" style:family="paragraph" style:parent-style-name="Text_20_body">
      <style:text-properties officeooo:rsid="001a71cb" officeooo:paragraph-rsid="003111a6"/>
    </style:style>
    <style:style style:name="P50" style:family="paragraph" style:parent-style-name="Text_20_body">
      <style:text-properties officeooo:rsid="000d7ba2" officeooo:paragraph-rsid="003111a6"/>
    </style:style>
    <style:style style:name="P51" style:family="paragraph" style:parent-style-name="Text_20_body" style:list-style-name="L1">
      <style:text-properties officeooo:rsid="001ee994" officeooo:paragraph-rsid="001ee994"/>
    </style:style>
    <style:style style:name="P52" style:family="paragraph" style:parent-style-name="Text_20_body" style:list-style-name="L2">
      <style:text-properties officeooo:paragraph-rsid="00202f53"/>
    </style:style>
    <style:style style:name="P53" style:family="paragraph" style:parent-style-name="Text_20_body" style:list-style-name="L3">
      <style:text-properties officeooo:rsid="001dc8ad" officeooo:paragraph-rsid="001dc8ad"/>
    </style:style>
    <style:style style:name="P54" style:family="paragraph" style:parent-style-name="Text_20_body" style:list-style-name="L4">
      <style:text-properties officeooo:rsid="001d464a" officeooo:paragraph-rsid="001d464a"/>
    </style:style>
    <style:style style:name="P55" style:family="paragraph" style:parent-style-name="Text_20_body" style:list-style-name="L5">
      <style:text-properties officeooo:rsid="002c1adf" officeooo:paragraph-rsid="002c1adf"/>
    </style:style>
    <style:style style:name="P56" style:family="paragraph" style:parent-style-name="Text_20_body" style:list-style-name="L6">
      <style:text-properties officeooo:rsid="00202f53" officeooo:paragraph-rsid="00202f53"/>
    </style:style>
    <style:style style:name="P57" style:family="paragraph" style:parent-style-name="Text_20_body" style:list-style-name="L7">
      <style:text-properties officeooo:rsid="00219bb7" officeooo:paragraph-rsid="00219bb7"/>
    </style:style>
    <style:style style:name="P58" style:family="paragraph" style:parent-style-name="Text_20_body" style:list-style-name="L11">
      <style:text-properties officeooo:rsid="00219bb7" officeooo:paragraph-rsid="00219bb7"/>
    </style:style>
    <style:style style:name="P59" style:family="paragraph" style:parent-style-name="Text_20_body" style:list-style-name="L8">
      <style:text-properties officeooo:rsid="002e0eca" officeooo:paragraph-rsid="002e0eca"/>
    </style:style>
    <style:style style:name="P60" style:family="paragraph" style:parent-style-name="Text_20_body">
      <style:text-properties officeooo:rsid="00329b8f" officeooo:paragraph-rsid="00329b8f"/>
    </style:style>
    <style:style style:name="P61" style:family="paragraph" style:parent-style-name="Text_20_body" style:list-style-name="L9">
      <style:text-properties officeooo:rsid="00329b8f" officeooo:paragraph-rsid="00329b8f"/>
    </style:style>
    <style:style style:name="P62" style:family="paragraph" style:parent-style-name="Text_20_body" style:list-style-name="L10">
      <style:text-properties officeooo:rsid="00329b8f" officeooo:paragraph-rsid="00329b8f"/>
    </style:style>
    <style:style style:name="P63" style:family="paragraph" style:parent-style-name="Text_20_body" style:list-style-name="L12"/>
    <style:style style:name="P64" style:family="paragraph" style:parent-style-name="Text_20_body" style:list-style-name="L12">
      <style:text-properties officeooo:rsid="0021e41c" officeooo:paragraph-rsid="0021e41c"/>
    </style:style>
    <style:style style:name="P65" style:family="paragraph" style:parent-style-name="Text_20_body" style:list-style-name="L12">
      <style:text-properties officeooo:rsid="00234afc" officeooo:paragraph-rsid="00234afc"/>
    </style:style>
    <style:style style:name="P66" style:family="paragraph" style:parent-style-name="Text_20_body" style:list-style-name="L10">
      <style:text-properties officeooo:rsid="0034aceb" officeooo:paragraph-rsid="0034aceb"/>
    </style:style>
    <style:style style:name="T1" style:family="text">
      <style:text-properties officeooo:rsid="00281a8c"/>
    </style:style>
    <style:style style:name="T2" style:family="text">
      <style:text-properties style:font-name="Liberation Sans" fo:font-size="14.1000003814697pt" fo:font-weight="bold" style:font-name-asian="Droid Sans Fallback" style:font-size-asian="14.1000003814697pt" style:font-weight-asian="bold" style:font-name-complex="Droid Sans Devanagari" style:font-size-complex="14.1000003814697pt" style:font-weight-complex="bold"/>
    </style:style>
    <style:style style:name="T3" style:family="text">
      <style:text-properties style:font-name="Liberation Sans" fo:font-size="14.1000003814697pt" fo:font-weight="bold" officeooo:rsid="001d464a" style:font-name-asian="Droid Sans Fallback" style:font-size-asian="14.1000003814697pt" style:font-weight-asian="bold" style:font-name-complex="Droid Sans Devanagari" style:font-size-complex="14.1000003814697pt" style:font-weight-complex="bold"/>
    </style:style>
    <style:style style:name="T4" style:family="text">
      <style:text-properties style:font-name="Liberation Sans" fo:font-size="14.1000003814697pt" fo:font-weight="bold" officeooo:rsid="002a4110" style:font-name-asian="Droid Sans Fallback" style:font-size-asian="14.1000003814697pt" style:font-weight-asian="bold" style:font-name-complex="Droid Sans Devanagari" style:font-size-complex="14.1000003814697pt" style:font-weight-complex="bold"/>
    </style:style>
    <style:style style:name="T5" style:family="text">
      <style:text-properties fo:font-weight="bold" style:font-weight-asian="bold" style:font-weight-complex="bold"/>
    </style:style>
    <style:style style:name="T6" style:family="text">
      <style:text-properties fo:language="it" fo:country="IT"/>
    </style:style>
    <style:style style:name="T7" style:family="text">
      <style:text-properties fo:language="it" fo:country="IT" officeooo:rsid="000fa5e1"/>
    </style:style>
    <style:style style:name="T8" style:family="text">
      <style:text-properties fo:language="it" fo:country="IT" fo:font-weight="normal" style:font-weight-asian="normal" style:font-weight-complex="normal"/>
    </style:style>
    <style:style style:name="T9" style:family="text">
      <style:text-properties fo:language="it" fo:country="IT" fo:font-weight="normal" officeooo:rsid="0010c104" style:font-weight-asian="normal" style:font-weight-complex="normal"/>
    </style:style>
    <style:style style:name="T10" style:family="text">
      <style:text-properties fo:language="it" fo:country="IT" fo:font-weight="normal" officeooo:rsid="00117db5" style:font-weight-asian="normal" style:font-weight-complex="normal"/>
    </style:style>
    <style:style style:name="T11" style:family="text">
      <style:text-properties fo:language="it" fo:country="IT" fo:font-weight="normal" officeooo:rsid="0012ac33" style:font-weight-asian="normal" style:font-weight-complex="normal"/>
    </style:style>
    <style:style style:name="T12" style:family="text">
      <style:text-properties fo:language="it" fo:country="IT" fo:font-weight="normal" officeooo:rsid="0014618c" style:font-weight-asian="normal" style:font-weight-complex="normal"/>
    </style:style>
    <style:style style:name="T13" style:family="text">
      <style:text-properties fo:language="it" fo:country="IT" fo:font-weight="normal" officeooo:rsid="001ee994" style:font-weight-asian="normal" style:font-weight-complex="normal"/>
    </style:style>
    <style:style style:name="T14" style:family="text">
      <style:text-properties fo:language="it" fo:country="IT" officeooo:rsid="001ee994"/>
    </style:style>
    <style:style style:name="T15" style:family="text">
      <style:text-properties officeooo:rsid="00117db5"/>
    </style:style>
    <style:style style:name="T16" style:family="text">
      <style:text-properties officeooo:rsid="001ee994"/>
    </style:style>
    <style:style style:name="T17" style:family="text">
      <style:text-properties officeooo:rsid="00202f53"/>
    </style:style>
    <style:style style:name="T18" style:family="text">
      <style:text-properties officeooo:rsid="0021e41c"/>
    </style:style>
    <style:style style:name="T19" style:family="text">
      <style:text-properties officeooo:rsid="00234afc"/>
    </style:style>
    <style:style style:name="T20" style:family="text">
      <style:text-properties officeooo:rsid="00237578"/>
    </style:style>
    <style:style style:name="T21" style:family="text">
      <style:text-properties officeooo:rsid="00257b9b"/>
    </style:style>
    <style:style style:name="T22" style:family="text">
      <style:text-properties officeooo:rsid="00262345"/>
    </style:style>
    <style:style style:name="T23" style:family="text">
      <style:text-properties officeooo:rsid="002a4110"/>
    </style:style>
    <style:style style:name="T24" style:family="text">
      <style:text-properties officeooo:rsid="002ebd82"/>
    </style:style>
    <style:style style:name="T25" style:family="text">
      <style:text-properties officeooo:rsid="003111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URING</text:p>
      <text:p text:style-name="P2">Relazione del progetto</text:p>
      <text:p text:style-name="P5"/>
      <text:p text:style-name="P2">Elia Argentieri 516707</text:p>
      <text:p text:style-name="P5"/>
      <text:h text:style-name="Heading_20_1" text:outline-level="1">Introduzione</text:h>
      <text:p text:style-name="P49">Editing collaborativo di documenti di testo divisi in sezioni. Ogni sezione viene salvata su file e può essere modificata al più da un utente alla volta. Un utente può modificare una sola sezione per volta.</text:p>
      <text:p text:style-name="P49">La connessione tra server e client avviene tramite TCP. A livello applicativo le registrazioni degli utenti vengono gestite da Java RMI, mentre il resto della comunicazione avviene tramite scambio di oggetti Serializable, ad eccezione della chat multicast, che invece fa uso di UDP.</text:p>
      <text:p text:style-name="P5">Un utente, dopo essersi registrato, può effettuare il login, creare un documento di n sezioni, bloccare una sezione, modificare la sezione bloccata e effettuare il logout.</text:p>
      <text:h text:style-name="P30" text:outline-level="1">Server</text:h>
      <text:p text:style-name="P22">Il server è <text:span text:style-name="T25">stato implementato utilizzando ObjectInputStream e InputObjectStream su socket bloccanti. Questo è dovuto al fatto che queste due classi non supportano i Channel NIO non bloccanti e ciò avrebbe comportato una complicazione del codice per la ricezione e l’invio di oggetti Serializable.</text:span></text:p>
      <text:p text:style-name="P22">Per supportare più connessioni contemporaneamente utilizzo un ExecutorService con un pool di thread. Il numero di thread è fissato nella costante Server.THREADS.</text:p>
      <text:h text:style-name="P34" text:outline-level="2">Strutture dati</text:h>
      <text:h text:style-name="P37" text:outline-level="3">State</text:h>
      <text:p text:style-name="P6">State è la classe principale per quanto riguarda il mantenimento dei dati del server. <text:span text:style-name="T16">Si tratta di un singleton che mantiene globali le informazioni necessarie al server per tutto il suo ciclo di vita.</text:span></text:p>
      <text:p text:style-name="P8"><text:span text:style-name="T5">Attributi</text:span>:</text:p>
      <text:list xml:id="list1342345448" text:style-name="L1">
        <text:list-item>
          <text:p text:style-name="P51">Users: mappa nomi utente in oggetti User.</text:p>
        </text:list-item>
        <text:list-item>
          <text:p text:style-name="P51">activeLoginSessions: mappa numeri di sessione in User.</text:p>
        </text:list-item>
      </text:list>
      <text:p text:style-name="P10"><text:soft-page-break/><text:span text:style-name="T5">Operazioni</text:span>:</text:p>
      <text:list xml:id="list3126582694" text:style-name="L2">
        <text:list-item>
          <text:p text:style-name="P52">load: carica dal disco lo stato persistente del server (<text:span text:style-name="T17">utenti, documenti, sezioni)</text:span>. <text:span text:style-name="T17">Utilizzato all’avvio del server.</text:span></text:p>
        </text:list-item>
      </text:list>
      <text:h text:style-name="P38" text:outline-level="3"><text:span text:style-name="T2">U</text:span><text:span text:style-name="T3">ser</text:span></text:h>
      <text:p text:style-name="P6">User rappresenta un utente registrato al servizio.</text:p>
      <text:p text:style-name="P11"><text:span text:style-name="T5">Attributi</text:span>:</text:p>
      <text:list xml:id="list1557043344" text:style-name="L3">
        <text:list-item>
          <text:p text:style-name="P53">Name: username scelto dell’utente in fase di registrazione.</text:p>
        </text:list-item>
        <text:list-item>
          <text:p text:style-name="P53">HashedPassword: hash della password scelta dell’utente in fase di registrazione. Vedi Appendice “Un po’ di crittografia” per maggiori informazioni.</text:p>
        </text:list-item>
        <text:list-item>
          <text:p text:style-name="P53">Documents: una mappa che collega il nome di un documento posseduto dall’utente con un oggetto Document che lo rappresenta.</text:p>
        </text:list-item>
        <text:list-item>
          <text:p text:style-name="P53">CollaboratingOn: insieme di documenti sui quali l’utente sta collaborando.</text:p>
        </text:list-item>
        <text:list-item>
          <text:p text:style-name="P53">InviteInbox: una coda di Invite che serve per memorizzare le notifiche da inviare ad un utente quando è online.</text:p>
        </text:list-item>
        <text:list-item>
          <text:p text:style-name="P53">Editing: riferimento alla DocumentSection che l’utente sta modificando.</text:p>
        </text:list-item>
      </text:list>
      <text:h text:style-name="P37" text:outline-level="3">Document</text:h>
      <text:p text:style-name="P6">Document rappresenta un documento salvato sul server.</text:p>
      <text:p text:style-name="P11"><text:span text:style-name="T5">Attributi</text:span>:</text:p>
      <text:list xml:id="list2155625177" text:style-name="L4">
        <text:list-item>
          <text:p text:style-name="P54">Uri: contiene il nome del proprietario del documento e il nome del documento.</text:p>
        </text:list-item>
        <text:list-item>
          <text:p text:style-name="P54">Owner: riferimento allo User che ha creato e che possiede il documento.</text:p>
        </text:list-item>
        <text:list-item>
          <text:p text:style-name="P54">Collaborators: un insieme di User che sono autorizzati a visualizzare e modificare il documento.</text:p>
        </text:list-item>
        <text:list-item>
          <text:p text:style-name="P54">Sections: array di DocumentSection di cui è composto il documento. È <text:span text:style-name="T17">un array perché il numero di sezioni è deciso al momento della creazione del documento e non è più alterbile.</text:span></text:p>
        </text:list-item>
        <text:list-item>
          <text:p text:style-name="P54">ChatAddress: indirizzo multicast assegnato a questo documento per gli utenti che stanno modificando sezioni di questo documento. <text:span text:style-name="T17">Può essere null nel caso in cui nessuna sezione del documento sta venendo modificata.</text:span></text:p>
        </text:list-item>
      </text:list>
      <text:h text:style-name="P39" text:outline-level="3"><text:soft-page-break/><text:span text:style-name="T23">Document</text:span><text:span text:style-name="T4">Info</text:span></text:h>
      <text:p text:style-name="P20">DocumentInfo è una classe Serializable che contiene soltanto le informazioni strettamente necessarie a visualizzare la lista dei documenti dell’utente. Invece di inviare una pesante lista di oggetti di tipo Document, viene inviata una lista di DocumentInfo. DocumentInfo, infatti, non contiene l’array di sezioni contenenti il testo del documento, quindi c’è da trasferire meno byte.</text:p>
      <text:p text:style-name="P17"><text:span text:style-name="T5">Attributi</text:span>:</text:p>
      <text:list xml:id="list3547111154" text:style-name="L5">
        <text:list-item>
          <text:p text:style-name="P55">Uri: uri che identifica il documento</text:p>
        </text:list-item>
        <text:list-item>
          <text:p text:style-name="P55">Collaborators: un insieme di nomi utente che collaborano alla stesura del documento.</text:p>
        </text:list-item>
      </text:list>
      <text:h text:style-name="P37" text:outline-level="3">DocumentSection</text:h>
      <text:p text:style-name="P11">DocumentSection rappresenta una sezione di un documento.</text:p>
      <text:p text:style-name="P11"><text:span text:style-name="T5">Attributi</text:span>:</text:p>
      <text:list xml:id="list1823622495" text:style-name="L6">
        <text:list-item>
          <text:p text:style-name="P56">text: stringa che contiene il testo della sezione.</text:p>
        </text:list-item>
        <text:list-item>
          <text:p text:style-name="P56">CurrentEditor: utente che sta modificando la sezione e bloccando la modifica da parte di altri utenti.</text:p>
        </text:list-item>
        <text:list-item>
          <text:p text:style-name="P56">Uri: contiene il nome del proprietario del documento, il nome del documento e l’indice della sezione.</text:p>
        </text:list-item>
      </text:list>
      <text:h text:style-name="P37" text:outline-level="3">Invite</text:h>
      <text:p text:style-name="P12">Invite rappresenta una notifica pendente che non è ancora stata notificata all’utente. Non appena l’utente torna online, a seguito di una nuova richiesta, tutte le notifiche pendenti dell’utente vengono inviate.</text:p>
      <text:p text:style-name="P12"><text:span text:style-name="T5">Attributi</text:span>:</text:p>
      <text:list xml:id="list3331756849" text:style-name="L7">
        <text:list-item>
          <text:p text:style-name="P57">document: riferimento al Document condiviso</text:p>
        </text:list-item>
        <text:list-item>
          <text:p text:style-name="P57">invitedUser: riferimento allo User beneficiario della condivisione</text:p>
        </text:list-item>
      </text:list>
      <text:h text:style-name="P40" text:outline-level="3">ChatRoomAddressManager</text:h>
      <text:p text:style-name="P18">Un singleton che consente di generare indirizzi multicast IPv4 casuali. Si assicura che l’indirizzo generato non sia già in utilizzo.</text:p>
      <text:p text:style-name="P18"><text:span text:style-name="T5">Attributi</text:span>:</text:p>
      <text:list xml:id="list846239481" text:style-name="L8">
        <text:list-item>
          <text:p text:style-name="P59">usedAddresses: un insieme di indirizzi InetAddress in utilizzo.</text:p>
        </text:list-item>
      </text:list>
      <text:h text:style-name="P35" text:outline-level="2"><text:soft-page-break/>Persistenza dei dati su disco</text:h>
      <text:p text:style-name="P28">I documenti e le sezioni create dagli utenti, vengono salvati su disco seguendo questa struttura di directory: PermanentStorage.BASE_FOLDER/nomeUtente/nomeDocumento/numSezione.txt.</text:p>
      <text:p text:style-name="P28">Vengono salvati anche altri dati quali:</text:p>
      <text:list xml:id="list170720861" text:style-name="L9">
        <text:list-item>
          <text:p text:style-name="P61">hash della password dell’utente in PermanentStorage.BASE_FOLDER/nomeUtente/password.txt</text:p>
        </text:list-item>
        <text:list-item>
          <text:p text:style-name="P61">collaboratori di un documento in PermanentStorage.BASE_FOLDER/nomeUtente/nomeDocumento/collaborators.txt</text:p>
        </text:list-item>
      </text:list>
      <text:h text:style-name="P31" text:outline-level="1">Client</text:h>
      <text:p text:style-name="P27">Il client ha una struttura similare a quella del server, ma più semplice, dato che non c’è bisogno di thread.</text:p>
      <text:h text:style-name="P35" text:outline-level="2">Persistenza dei dati su disco</text:h>
      <text:p text:style-name="P28">Il client utilizza la stessa struttura di directory del server, con alcune differenze:</text:p>
      <text:list xml:id="list4023175220" text:style-name="L10">
        <text:list-item>
          <text:p text:style-name="P62">i file password.txt e collaborators.txt non vengono salvati</text:p>
        </text:list-item>
        <text:list-item>
          <text:p text:style-name="P62">viene salvato il “cookie” per mantenere una sessione di login in “.Turing.sessionID” (contiene il long che identifica la sessione)</text:p>
        </text:list-item>
        <text:list-item>
          <text:p text:style-name="P62">viene salvato l’indirizzo multicast della chat in “.Turing.multicastGroup” (necessario per i comandi receive e send del client).</text:p>
        </text:list-item>
        <text:list-item>
          <text:p text:style-name="P66">all’avvio il client legge il file address.txt per trovare l’indirizzo del server remoto.</text:p>
        </text:list-item>
      </text:list>
      <text:h text:style-name="P31" text:outline-level="1">Protocollo</text:h>
      <text:p text:style-name="P21">Il protocollo prevede l’utilizzo del TCP a livello di trasporto e oggetti Java serializzati a livello applicativo.</text:p>
      <text:p text:style-name="P21">Utilizzando oggetti serializzati da Java utilizzando ObjectOutputStream, risulta più difficile utilizzare NIO con socket non bloccanti, in quanto ObjectOutputStream non supporta i channel non bloccanti. Pertanto ho deciso di utilizzare socket bloccanti con gli stream Java tradizionali.</text:p>
      <text:p text:style-name="P3">La classe Message rappresenta un messaggio che è riconosciuto dal server e dal client. Il server riconosce i Message di tipo Request e risponde con messaggi di tipo Response <text:span text:style-name="T16">che vengono riconosciuti dal client</text:span>.</text:p>
      <text:p text:style-name="P23">Sono previste diverse classi di eccezioni di tipo ProtocolException che vengono lanciate dal server ogni qual volta si verifica una situazione di errore durante l’elaborazione di una richiesta del client. <text:soft-page-break/>In tal caso l’eccezione viene serializzata dentro un messaggio di tipo ExceptionResponse, che viene interpretato dal client come errore riportato dal server.</text:p>
      <text:h text:style-name="P36" text:outline-level="2">Strutture dati</text:h>
      <text:h text:style-name="P41" text:outline-level="3">DocumentUri</text:h>
      <text:p text:style-name="P12">DocumentUri (Uniform Resource Indicator) contiene tutte e soltanto le informazioni necessarie per reperire un Document oppure una DocumentSection. Una stringa può rappresentare una DocumentUri e può essere parsata tramite il metodo statico DocumentUri.parse(String). Vengono riconosciute 2 tipi di URI: quelle che si riferiscono ad un intero Document che hanno la forma “nomeProprietario/nomeDocumento” e quelle che invece si riferiscono ad una sola sezione che invece hanno forma “nomeProprietario/nomeDocumento/numeroSezione”.</text:p>
      <text:p text:style-name="P12">Questa classe viene utilizzata sia dal client che dal server.</text:p>
      <text:p text:style-name="P12"><text:span text:style-name="T5">Attributi</text:span>:</text:p>
      <text:list xml:id="list2075131630" text:style-name="L11">
        <text:list-item>
          <text:p text:style-name="P58">Owner: nome del proprietario del documento.</text:p>
        </text:list-item>
        <text:list-item>
          <text:p text:style-name="P58">DocName: nome del documento.</text:p>
        </text:list-item>
        <text:list-item>
          <text:p text:style-name="P58">Section: indice della sezione. Può essere null in caso non sia una Uri che si riferisce ad una sezione.</text:p>
        </text:list-item>
      </text:list>
      <text:h text:style-name="P42" text:outline-level="3">Message</text:h>
      <text:p text:style-name="P13">Un Message è un oggetto che può essere serializzato e deserializzato e che è riconosciuto dal server o dal client.</text:p>
      <text:h text:style-name="P42" text:outline-level="3">Request</text:h>
      <text:p text:style-name="P13">Una Request è un oggetto che viene inviato dal client e che viene riconosciuto dal server per eseguire una certa operazione. <text:span text:style-name="T20">Le sottoclassi di Request devono implementare il metodo Response process(Socket client) che viene chiamato per processare sul server la richiesta e restituire una Response da inviare al client.</text:span></text:p>
      <text:h text:style-name="Heading_20_3" text:outline-level="3">CreateDocumentRequest</text:h>
      <text:p text:style-name="P14">Una richiesta che serve a creare un nuovo documento sul server. <text:span text:style-name="T21">Il server risponde con una AckResponse, se tutto è andato bene, altrimenti ExceptionResponse.</text:span></text:p>
      <text:h text:style-name="P43" text:outline-level="3">EditRequest</text:h>
      <text:p text:style-name="P15">Richiesta che serve a impostare l’utente della sessione attiva come editor di una sezione. Il server risponde con una EditResponse, se tutto è andato bene, altrimenti ExceptionResponse.</text:p>
      <text:h text:style-name="P43" text:outline-level="3"><text:soft-page-break/>EndEditRequest</text:h>
      <text:p text:style-name="P15">Richiesta che serve a modificare il contenuto di una sezione precedentemente bloccata tramite una EditRequest. Il server risponde con una AckResponse, se tutto è andato bene, altrimenti ExceptionResponse.</text:p>
      <text:h text:style-name="P43" text:outline-level="3">InviteCollaboratorRequest</text:h>
      <text:p text:style-name="P15">Richiesta che serve a condividere un documento con un altro utente, autorizzandolo alla visualizzazione e alla modifica. Il server risponde con una AckResponse, se tutto è andato bene, altrimenti ExceptionResponse.</text:p>
      <text:h text:style-name="P43" text:outline-level="3">ListDocumentRequest</text:h>
      <text:p text:style-name="P15">Richiesta che serve a richiedere la lista dei documenti che l’utente della sessione attiva può visualizzare e modificare (quelli che possiede e quelli condivisi). Il server risponde con una ListDocumentResponse, se tutto è andato bene, altrimenti ExceptionResponse.</text:p>
      <text:h text:style-name="P43" text:outline-level="3">LoginRequest</text:h>
      <text:p text:style-name="P15">Richiesta che serve per autenticarsi al server e attivare una nuova sessione identificata da un sessionID. Il server risponde con una LoginResponse, se tutto è andato bene, altrimenti ExceptionResponse.</text:p>
      <text:h text:style-name="P43" text:outline-level="3">LogoutRequest</text:h>
      <text:p text:style-name="P16">Richiesta che serve per invalidare la sessione correntemente attiva. <text:span text:style-name="T21">Il server risponde con una AckResponse, se tutto è andato bene, altrimenti ExceptionResponse.</text:span></text:p>
      <text:h text:style-name="P43" text:outline-level="3">ShowDocumentRequest</text:h>
      <text:p text:style-name="P16">Richiesta che serve scaricare un intero documento sulla macchina del client. Il server risponde con una ShowDocumentResponse, se tutto è andato bene, altrimenti ExceptionResponse.</text:p>
      <text:h text:style-name="P43" text:outline-level="3">ShowDocumentSectionRequest</text:h>
      <text:p text:style-name="P16">Richiesta che serve a scaricare una sola sezione di un documento sulla macchina del client. Il server risponde con una ShowDocumentSectionResponse, se tutto è andato bene, altrimenti ExceptionResponse.</text:p>
      <text:h text:style-name="P42" text:outline-level="3">Response</text:h>
      <text:p text:style-name="P13">Un Response è un oggetto che viene inviato dal server a seguito di una Request da parte del client e che viene riconosciuto ed interpretato dal client come risposta. <text:span text:style-name="T22">Una Response deve implementare il metodo void process(Client client), che è quindi in grado di alterare lo stato del client e visualizzare il risultato delle varie operazioni.</text:span></text:p>
      <text:h text:style-name="P44" text:outline-level="3"><text:soft-page-break/>AckResponse</text:h>
      <text:p text:style-name="P16">Una risposta generica che indica che l’operazione precedente è avvenuta con successo. Il client si limita <text:s/>a stampare a schermo che la richiesta è andata a buon fine.</text:p>
      <text:h text:style-name="P44" text:outline-level="3">EditResponse</text:h>
      <text:p text:style-name="P16">Una risposta contenente la sezione da modificare e l’indirizzo multicast della chat per collaborare sul documento.</text:p>
      <text:h text:style-name="Heading_20_3" text:outline-level="3">ExceptionResponse</text:h>
      <text:p text:style-name="P16">Dato che in Java tutte le Exception implementano Serializable, quando il server lancia una eccezione, questa viene incapsulata all’interno di questa Response e viene inviata al client, che può così mostrare all’utente che cosa è andato storto.</text:p>
      <text:h text:style-name="P44" text:outline-level="3">InviteNotification</text:h>
      <text:p text:style-name="P16">Una risposta che può essere ricevuta dal client a seguito di una qualsiasi richiesta. Notifica l’utente che ha ricevuto un invito a collaborare su un documento di un altro utente.</text:p>
      <text:h text:style-name="Heading_20_3" text:outline-level="3">ListDocumentResponse</text:h>
      <text:p text:style-name="P16">Una risposta che contiene la lista dei documenti visualizzabili e modificabili dall’utente, sotto forma di lista di DocumentInfo.</text:p>
      <text:h text:style-name="Heading_20_3" text:outline-level="3">LoginRepsonse</text:h>
      <text:p text:style-name="P16">Una risposta che notifica il client dell’avvenuta autenticazione con successo. Contiene anche l’ID della sessione, un numero casuale che d’ora in avanti rappresenta la sessione dell’utente.</text:p>
      <text:h text:style-name="Heading_20_3" text:outline-level="3">ShowDocumentResponse</text:h>
      <text:p text:style-name="P16">Una risposta che serve a scaricare sul client un intero documento.</text:p>
      <text:h text:style-name="P44" text:outline-level="3">ShowDocumentSectionResponse</text:h>
      <text:p text:style-name="P16">Una risposta che serve a scaricare sul client una sola sezione di un documento.</text:p>
      <text:h text:style-name="P32" text:outline-level="1">Eccezioni</text:h>
      <text:p text:style-name="P13">Ci sono molte eccezioni, ma nessuna di queste è particolarmente interessante da essere descritta estensivamente in questo documento.</text:p>
      <text:list xml:id="list3848124583" text:style-name="L12">
        <text:list-item>
          <text:p text:style-name="P63">ProtocolException: è <text:span text:style-name="T18">la superclasse dalla quale derivano tutte le altre eccezioni che possono verificarsi nel processare una richiesta.</text:span></text:p>
        </text:list-item>
        <text:list-item>
          <text:p text:style-name="P64"><text:soft-page-break/>DocumentNotFoundException: è stato specificato un nome documento che non esiste sul server</text:p>
        </text:list-item>
        <text:list-item>
          <text:p text:style-name="P64">DocumentSectionLockedException: si è tentato di bloccare una sezione già bloccata</text:p>
        </text:list-item>
        <text:list-item>
          <text:p text:style-name="P64">DocumentSectionNotFound: tentativo di accedere ad una sezione non esistente</text:p>
        </text:list-item>
        <text:list-item>
          <text:p text:style-name="P64">DocumentSectionNotLockedException: <text:span text:style-name="T19">si è tentato di modificare una sezione senza averla prima bloccata.</text:span></text:p>
        </text:list-item>
        <text:list-item>
          <text:p text:style-name="P65">DuplicateDocumentException: tentativo di creare un documento con un nome già esistente.</text:p>
        </text:list-item>
        <text:list-item>
          <text:p text:style-name="P65">DuplicateUsernameException: tentativo di creare un utente con un nome già registrato</text:p>
        </text:list-item>
        <text:list-item>
          <text:p text:style-name="P65">InvalidPasswordException: password non valida (ad esempio troppo corta…)</text:p>
        </text:list-item>
        <text:list-item>
          <text:p text:style-name="P65">InvalidRequestException: errore generico nella richiesta</text:p>
        </text:list-item>
        <text:list-item>
          <text:p text:style-name="P65">InvalidSessionException: è stato fornito un ID di sessione che non è valido (ad esempio sessione scaduta o login non ancora effettuato).</text:p>
        </text:list-item>
        <text:list-item>
          <text:p text:style-name="P65">InvalidUsernameException: utente non esistente.</text:p>
        </text:list-item>
        <text:list-item>
          <text:p text:style-name="P65">NotAllowedException: la richiesta non può essere soddisfatta perché mancano i privilegi (non si è fatto il login o non si ha accesso al documento)</text:p>
        </text:list-item>
        <text:list-item>
          <text:p text:style-name="P65">UserAlreadyEditingException: l’utente sta già modificando una sezione.</text:p>
        </text:list-item>
      </text:list>
      <text:h text:style-name="P33" text:outline-level="1">Appendice</text:h>
      <text:h text:style-name="Heading_20_2" text:outline-level="2">Un po’ di crittografia</text:h>
      <text:p text:style-name="P19">Basato su <text:a xlink:type="simple" xlink:href="https://crackstation.net/hashing-security.htm" text:style-name="Internet_20_link" text:visited-style-name="Visited_20_Internet_20_Link">https://crackstation.net/hashing-security.htm</text:a> <text:span text:style-name="T24">e </text:span><text:a xlink:type="simple" xlink:href="https://howtodoinjava.com/security/how-to-generate-secure-password-hash-md5-sha-pbkdf2-bcrypt-examples/" text:style-name="Internet_20_link" text:visited-style-name="Visited_20_Internet_20_Link"><text:span text:style-name="T24">https://howtodoinjava.com/security/how-to-generate-secure-password-hash-md5-sha-pbkdf2-bcrypt-examples/</text:span></text:a><text:span text:style-name="T24">.</text:span></text:p>
      <text:h text:style-name="P45" text:outline-level="3">Non salvare le password in chiaro!</text:h>
      <text:p text:style-name="P4"><text:span text:style-name="T7">Quando un nuovo utente si registra al servizio, la sua password non viene memorizzata in chiaro sul server, ma ne viene calcolato un hash utilizzando l’algoritmo </text:span><text:bookmark text:name="firstHeading"/><text:span text:style-name="T6">PBKDF2</text:span><text:span text:style-name="T8">(Password-Based Key Derivation Function 2). </text:span><text:span text:style-name="T9">Questo algoritmo viene utilizzato per rendere più difficili attacchi a forza bruta, in quanto richiede un po’ di tempo per essere calcolato anche su hardware moderno. È anche possibile regolare la difficoltà di computazione agendo sul parametro del numero di iterazioni. Per evitare che 2 utenti con la stessa password abbiano lo stesso hash (il che potrebbe esporre ad altri tipi di attacchi), l’hash viene calcolato aggiungendo alla password un “pizzico di sale”. Il sale è un numero di 16 byte generato dal generatore di numeri casuali crittograficamente sicuro di Java (SecureRandom). Il sever memorizza quindi una stringa composta da un intero che indica il numero di iterazioni dell’algoritmo PBKDF2, seguito dal sale codificato in Base64, seguito dall’hash della password e del sale calcolato dal PBKDF2 </text:span><text:span text:style-name="T13">anch’esso codificato in Base64</text:span><text:span text:style-name="T9">. </text:span><text:span text:style-name="T13">La codifica Base64 </text:span><text:soft-page-break/><text:span text:style-name="T13">rende stampabili i byte di cui sono composte queste sequenze e garantisce che non compaiano “:” nella stringa. Così “:” viene utilizzato come separatore nella stringa finale risultante.</text:span></text:p>
      <text:h text:style-name="P46" text:outline-level="3"><text:span text:style-name="T14">C</text:span><text:span text:style-name="T6">ontrollo validità della password</text:span></text:h>
      <text:p text:style-name="P9"><text:span text:style-name="T9">L</text:span><text:span text:style-name="T10">a password inviata dal client, viene controllata eseguendo lo stesso procedimento descritto poco fa: viene recuperato il numero di iterazioni, il sale e l’hash decodificati dalla codifica Base64, viene calcolato un nuovo hash utilizzando il sale e la password inviata dal client per autenticarsi e infine viene controllata la corrispondenza tra l’hash salvato sul server e quello appena calcolato.</text:span></text:p>
      <text:p text:style-name="P24">Se gli hash sono uguali la probabilità che le password siano diverse è talmente piccola (attacchi basati su collisioni di hash) che possiamo far finta che siano uguali con probabilità 1 e considerare l’utente autenticato.</text:p>
      <text:p text:style-name="P24">Il controllo che i due hash coincidano non viene effettuato mediante un banale equals o ==, ma viene usato un algoritmo basato sullo XOR bit a bit. Questo algoritmo è esente da rami condizionale che potrebbero alterare la durata del tempo di controllo in base alle differenze tra hash, che potrebbe permettere ad attaccanti piuttosto tenaci ad ottenere informazioni mediante timing attacks.</text:p>
      <text:h text:style-name="P47" text:outline-level="3">Sessione di un login</text:h>
      <text:p text:style-name="P7"><text:span text:style-name="T15">Quando un utente esegue un login, il server utilizza il </text:span><text:span text:style-name="T9">generatore di numeri casuali crittograficamente sicuro di Java (SecureRandom) </text:span><text:span text:style-name="T11">per generare un long che viene mandato al client come risposta in un LoginResponse</text:span><text:span text:style-name="T9">.</text:span></text:p>
      <text:p text:style-name="P7"><text:span text:style-name="T11">Il client salva il numero ricevuto come sessionID su un file. In questo modo è come se venisse salvato un cookie, usando terminologia web, </text:span><text:span text:style-name="T12">che consente al server di identificare il client ad ogni richiesta, senza dover mandare ogni volta utente e password</text:span><text:span text:style-name="T11">.</text:span></text:p>
      <text:p text:style-name="P25">La sessione rimane valida, finché il server non viene riavviato, o il client richiede il logout. Per aumentare la sicurezza si potrebbe implementare un tempo limite di validità della sessione.</text:p>
      <text:h text:style-name="P48" text:outline-level="3">Inviti</text:h>
      <text:p text:style-name="P26">Il server mantiene in una coda gli inviti non ancora notificati al nuovo collaboratore. A seguito di una richiesta qualsiasi ricevuta da un client, il server invia prima tutte le notifiche pendenti all’utente e, in seguito, la risposta alla richiesta. Le notifiche vengono inviate tramite un oggetto di tipo InviteNotification. Quando il client riceve una InviteNotification, continua a ricevere Response dal server finché non viene ricevuta una Response diversa da InviteNotification. In questo modo vengono visualizzate tutte le notifiche che il client non ha potuto ricevere mentre era offlin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81a8c" officeooo:paragraph-rsid="00281a8c"/>
    </style:style>
    <style:style style:name="MT1" style:family="text">
      <style:text-properties officeooo:rsid="00281a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lazione progetto TURING<text:tab/>Elia Argentieri<text:tab/>516707<text:tab/><text:tab/></text:p>
      </style:header>
      <style:footer>
        <text:p text:style-name="Footer"><text:tab/><text:span text:style-name="MT1">Pagina </text:span><text:page-number text:select-page="current">9</text:page-number><text:s/><text:span text:style-name="MT1">di </text:span><text:page-count>9</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8T10:19:40.118972559</meta:creation-date>
    <dc:date>2019-10-30T15:35:47.212287046</dc:date>
    <meta:editing-duration>PT4H55M46S</meta:editing-duration>
    <meta:editing-cycles>11</meta:editing-cycles>
    <meta:generator>LibreOffice/6.3.2.2$Linux_X86_64 LibreOffice_project/30$Build-2</meta:generator>
    <meta:document-statistic meta:table-count="0" meta:image-count="0" meta:object-count="0" meta:page-count="9" meta:paragraph-count="153" meta:word-count="2401" meta:character-count="16543" meta:non-whitespace-character-count="14335"/>
  </office:meta>
</office:document-meta>
</file>